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e7f" officeooo:paragraph-rsid="0016ce7f"/>
    </style:style>
    <style:style style:name="P2" style:family="paragraph" style:parent-style-name="Standard">
      <style:text-properties officeooo:rsid="0016ce7f" officeooo:paragraph-rsid="0016ce7f"/>
    </style:style>
    <style:style style:name="P3" style:family="paragraph" style:parent-style-name="Standard">
      <style:text-properties officeooo:rsid="0016da61" officeooo:paragraph-rsid="0016da61"/>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En muchas aplicaciones, existe una creciente necesidad de los nuevos tipos de análisis de datos RDF que no están cubiertos por tareas de razonamiento estándar como la respuesta de consultas SPARQL. Una de esas tareas de análisis importantes es la comparación de entidades, es decir, determinar cuáles son las similitudes y diferencias entre dos entidades dadas en un gráfico RDF. Por ejemplo, en un gráfico RDF sobre medicamentos, es posible que queramos comparar Metamizol e Ibuprofeno y descubrir automáticamente que son similares, ya que ambos son analgésicos pero, en contraste con Metamizol, el Ibuprofeno también tiene un efecto antiinflamatorio considerable. La comparación de entidades es una funcionalidad ampliamente utilizada disponible en muchos sistemas de información, como universidades o sitios web de comparación de productos. Sin embargo, la comparación es típicamente específica del dominio y depende de un conjunto fijo de aspectos para comparar.</text:p>
      <text:p text:style-name="P1">En este artículo, proponemos un marco formal para la comparación de entidades independientes del dominio sobre los gráficos RDF. Modelamos similitudes y diferencias entre entidades como consultas SPARQL que satisfacen ciertas propiedades adicionales, y proponemos algoritmos para calcularlas.</text:p>
      <text:p text:style-name="P1"/>
      <text:p text:style-name="P3">El Marco de Descripción de Recursos (RDF) es el formato estándar para representar e integrar información en la Web. La tarea de razonamiento canónico sobre los datos RDF explotados en las aplicaciones es la respuesta a consultas, donde SPARQL es el lenguaje de consulta estándar desarrollado para ese propósito [10]. Sin embargo, existe una creciente necesidad en muchas aplicaciones de tareas de análisis no estándar que no se corresponden directamente con la respuesta de consultas SPARQL. <text:span text:style-name="T1">Una de esas tareas importantes es la comparación de entidades, es decir, determinar cuáles son las similitudes y diferencias entre la información sobre dos entidades dadas en un gráfico R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29:27.069425117</meta:creation-date>
    <dc:date>2019-11-04T16:28:56.535816492</dc:date>
    <meta:editing-duration>P0D</meta:editing-duration>
    <meta:editing-cycles>2</meta:editing-cycles>
    <meta:generator>LibreOffice/4.2.8.2$Linux_X86_64 LibreOffice_project/420m0$Build-2</meta:generator>
    <meta:document-statistic meta:table-count="0" meta:image-count="0" meta:object-count="0" meta:page-count="1" meta:paragraph-count="3" meta:word-count="288" meta:character-count="1949" meta:non-whitespace-character-count="1664"/>
  </office:meta>
</office:document-meta>
</file>